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prefix=" " style:num-suffix=" " text:bullet-char="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 " text:bullet-char="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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)" style:num-format="a">
        <style:list-level-properties text:space-before="0.5in" text:min-label-width="0.25in"/>
      </text:list-level-style-number>
      <text:list-level-style-bullet text:level="3" text:style-name="Bullet_20_Symbols" style:num-prefix=" " style:num-suffix=" 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SP PATTERNS </text:p>
      <text:p text:style-name="P1"/>
      <text:list text:style-name="L1">
        <text:list-item>
          <text:p text:style-name="P2">Information Expert<text:span text:style-name="T1"> </text:span></text:p>
        </text:list-item>
      </text:list>
      <text:list text:style-name="L2">
        <text:list-header>
          <text:p text:style-name="P3">Bir sınıfa sorumluluk verilmesi için o sorumluluğu gerçekleştirebilecek bilgiye sahip olup olmadığı durumudur. İki sınıfın birbiri arasında nesnesini ya da nesne listelerini içerme gibi durumlardır. (Satış örneği : Satış, Satış kalemi, Ürün özellikleri sınıfları arasındaki ilişki. Toplam ücreti bulmak için her satış kaleminin alt toplamını bulma görevi satış kaleminin ve bunun için ücret bilgisi ürün sınıfından geliyor. ) </text:p>
          <text:p text:style-name="P3"/>
        </text:list-header>
      </text:list>
      <text:list text:style-name="L1">
        <text:list-item>
          <text:p text:style-name="P4"><text:span text:style-name="T2">Creator</text:span> </text:p>
          <text:p text:style-name="P4">Bir sınıfın başka bir sınıfın nesnesini yaratması için bulunması gereken durumlardır. </text:p>
          <text:list>
            <text:list-item>
              <text:p text:style-name="P4">B sınıfının parçalarından biri A sınıfı ise. </text:p>
            </text:list-item>
            <text:list-item>
              <text:p text:style-name="P4">B sınıfı A sınıfının birden fazla nesnelerini içeriyorsa. </text:p>
            </text:list-item>
            <text:list-item>
              <text:p text:style-name="P4">B, A nesnesinin örneklerini kaydediyorsa. (dosyaya veritabanına yazma gibi.) </text:p>
            </text:list-item>
            <text:list-item>
              <text:p text:style-name="P4">B, A nesnesini bir yerde kullanıyorsa. (metod içinde gibi.) </text:p>
            </text:list-item>
            <text:list-item>
              <text:p text:style-name="P4">B, A yaratılırken kullanılacak ilkleme bilgilerinden birini içeriyorsa. </text:p>
            </text:list-item>
          </text:list>
        </text:list-item>
      </text:list>
      <text:list text:style-name="L2" text:continue-numbering="true">
        <text:list-header>
          <text:p text:style-name="P3">Bunlardan birincisi ve ikincisi önceliklidir. </text:p>
          <text:p text:style-name="P3"/>
        </text:list-header>
      </text:list>
      <text:list text:style-name="L1">
        <text:list-item>
          <text:p text:style-name="P2">High Cohesion</text:p>
          <text:p text:style-name="P4">Bir sınıfa gereğinden fazla görev verilmemesi durumudur. Birbiriyle daha az ilişkili işlem veya değişkenleri aynı sınıfta toplamak yanlış olur. </text:p>
          <text:p text:style-name="P4"/>
        </text:list-item>
        <text:list-item>
          <text:p text:style-name="P4"><text:span text:style-name="T2">Low Coupling</text:span> </text:p>
          <text:p text:style-name="P4">Fazladan bağımlılık çıkarmama durumudur. Bağımlılıkları oldukça az tutmak daha iyidir. </text:p>
          <text:p text:style-name="P4">Bağımlılık durumları (X sınıfı Y sınıfına bağımlı) : </text:p>
          <text:list>
            <text:list-item>
              <text:p text:style-name="P4">X sınıfı Y nesnesinin bir örneğini kullanıyorsa. </text:p>
            </text:list-item>
            <text:list-item>
              <text:p text:style-name="P4">X sınıfı Y'nin bir metodunu kullanıyorsa. </text:p>
            </text:list-item>
            <text:list-item>
              <text:p text:style-name="P4">X sınıfının metodların içinde Y nesnesinin bir örneğini kullanılıyorsa. </text:p>
            </text:list-item>
            <text:list-item>
              <text:p text:style-name="P4">Y sınıfı X'in bir alt sınıfıysa. </text:p>
            </text:list-item>
          </text:list>
        </text:list-item>
      </text:list>
      <text:p text:style-name="P5"><text:tab/>Bağımlılıkların fazla olması durumunda. </text:p>
      <text:list text:style-name="L1">
        <text:list-item>
          <text:list>
            <text:list-item>
              <text:p text:style-name="P4">Değişiklikler daha çok ilişkili sınıfı etkiler. </text:p>
            </text:list-item>
            <text:list-item>
              <text:p text:style-name="P4">Anlama zorlaşır. </text:p>
            </text:list-item>
            <text:list-item>
              <text:p text:style-name="P4">Yeniden kullanım zorlaşır. (Küçük parçalar almak yerine alınacak parça daha büyük olur. ) </text:p>
              <text:p text:style-name="P4"/>
            </text:list-item>
          </text:list>
        </text:list-item>
        <text:list-item>
          <text:p text:style-name="P4"><text:span text:style-name="T2">Controller</text:span> </text:p>
          <text:p text:style-name="P4">Katmanlar arsında geçiş yapılması için kullanılan ara sınıfların olması durumudur. (Satış örneğinde arayüzden gönderilen bir mesajı yapan bir controller olması; bir controllerın yeni ürün girişini, bir başkasının ürün satışını yapması gibi.) Bir sınıf birden fazla kotrolcü kullanabilir. Bir kontrolcü birden fazla ilişkisiz işlemi yapabilir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tr" fo:country="TR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2-07T16:11:31</meta:creation-date>
    <dc:date>2007-02-07T16:41:26</dc:date>
    <dc:language>tr-TR</dc:language>
    <meta:editing-cycles>4</meta:editing-cycles>
    <meta:editing-duration>PT14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6" meta:word-count="255" meta:character-count="1968"/>
  </office:meta>
</office:document-meta>
</file>